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RoboEase – Goal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nguage tailored to liquid handling robots</text:p>
              </text:list-item>
              <text:list-item>
                <text:p>Abstracts away the details of robot control</text:p>
              </text:list-item>
              <text:list-item>
                <text:p>Portable among labs</text:p>
              </text:list-item>
              <text:list-item>
                <text:p>Portable across robots</text:p>
              </text:list-item>
              <text:list-item>
                <text:p>Possible to add new peripheral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Extensions to RoboEas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portable protocols</text:p>
                <text:list>
                  <text:list-item>
                    <text:p>Tip handling</text:p>
                  </text:list-item>
                  <text:list-item>
                    <text:p>Pipetting policies</text:p>
                  </text:list-item>
                  <text:list-item>
                    <text:p>Cooled plates</text:p>
                  </text:list-item>
                </text:list>
              </text:list-item>
              <text:list-item>
                <text:p>Pluggable devices</text:p>
              </text:list-item>
              <text:list-item>
                <text:p>User-defined functions</text:p>
              </text:list-item>
              <text:list-item>
                <text:p>Potential optimization</text:p>
              </text:list-item>
              <text:list-item>
                <text:p>Dynamic interaction with rob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Design trade-off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ortability (increases fracturization)</text:p>
              </text:list-item>
              <text:list-item>
                <text:p>Modularity (increases number of concepts)</text:p>
              </text:list-item>
              <text:list-item>
                <text:p>Plugability (obscures chain of responsibility)</text:p>
              </text:list-item>
              <text:list-item>
                <text:p>Flexibility (sacrifices simplicity)</text:p>
              </text:list-item>
              <text:list-item>
                <text:p>New language vs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DSL: language vs. librar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main Specific Language (DSL)</text:p>
              </text:list-item>
              <text:list-item>
                <text:p>New language: complete control of syntax</text:p>
              </text:list-item>
              <text:list-item>
                <text:p>Library: leverages mature compiler and tools</text:p>
              </text:list-item>
              <text:list-item>
                <text:p>Why Scala DSL:</text:p>
                <text:list>
                  <text:list-item>
                    <text:p>~80% ideal syntax</text:p>
                  </text:list-item>
                  <text:list-item>
                    <text:p>JVM and IDE</text:p>
                  </text:list-item>
                </text:list>
              </text:list-item>
              <text:list-item>
                <text:p>Existing RoboEase scripts parsed by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System componen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obot configuration</text:p>
              </text:list-item>
              <text:list-item>
                <text:p>Device plugins</text:p>
              </text:list-item>
              <text:list-item>
                <text:p>Generic protocol</text:p>
              </text:list-item>
              <text:list-item>
                <text:p>Customization of protocol</text:p>
              </text:list-item>
              <text:list-item>
                <text:p>Translator to produce low-level code for a specific rob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Commands in generic protocol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e:</text:p>
                <text:list>
                  <text:list-item>
                    <text:p>Command ID</text:p>
                  </text:list-item>
                  <text:list-item>
                    <text:p>Command arguments (type-safe)</text:p>
                  </text:list-item>
                  <text:list-item>
                    <text:p>Like a token to call a function</text:p>
                  </text:list-item>
                </text:list>
              </text:list-item>
              <text:list-item>
                <text:p>Levels of abstraction</text:p>
                <text:list>
                  <text:list-item>
                    <text:p>Level 0: commands for target robot</text:p>
                  </text:list-item>
                  <text:list-item>
                    <text:p>Level 1: low-level portable commands (mix, move...)</text:p>
                  </text:list-item>
                  <text:list-item>
                    <text:p>Level 2: high-level commands, fully specified</text:p>
                  </text:list-item>
                  <text:list-item>
                    <text:p>Level 3: high-level commands, indetermin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Plugi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 your robot configuration, you register plugins which translate the various high-level comma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Interaction with Tecan robot<text:tab/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urrently there is no interaction:</text:p>
                <text:list>
                  <text:list-item>
                    <text:p>Manually compile a script</text:p>
                  </text:list-item>
                  <text:list-item>
                    <text:p>Manually load it into Evoware</text:p>
                  </text:list-item>
                  <text:list-item>
                    <text:p>Manually execute it</text:p>
                  </text:list-item>
                </text:list>
              </text:list-item>
              <text:list-item>
                <text:p>For interactive protocols:</text:p>
                <text:list>
                  <text:list-item>
                    <text:p>Create a RoboEase GUI</text:p>
                  </text:list-item>
                  <text:list-item>
                    <text:p>Connect it to the Evoware API to sent commands and monitor measurements and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pen ques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ow to deal with feedback from robot and peripherals?</text:p>
              </text:list-item>
              <text:list-item>
                <text:p>How to enable with conditional branching?</text:p>
              </text:list-item>
              <text:list-item>
                <text:p>How to with unknown initial quantities whose values are obtained dynamically during protocol execution?</text:p>
                <text:list>
                  <text:list-item>
                    <text:p>Run prior simulations with upper and lower bounds and maximum number of repeti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7-23T16:58:22</meta:creation-date>
    <meta:editing-duration>PT00H53M51S</meta:editing-duration>
    <meta:editing-cycles>10</meta:editing-cycles>
    <dc:date>2011-07-23T18:08:33</dc:date>
    <meta:generator>OpenOffice.org/3.2$Unix OpenOffice.org_project/320m19$Build-9505</meta:generator>
    <meta:document-statistic meta:object-count="57"/>
  </office:meta>
</office:document-meta>
</file>